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3" style:family="graphic" style:parent-style-name="standard">
      <style:graphic-properties draw:fill="solid" draw:fill-color="#000000" draw:textarea-vertical-align="middle"/>
    </style:style>
    <style:style style:name="gr54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66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76" style:family="graphic" style:parent-style-name="objectwithoutfill">
      <style:graphic-properties svg:stroke-width="0.1cm" svg:stroke-color="#ff6666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4" style:family="paragraph">
      <style:text-properties fo:color="#6666ff" style:font-name="Adobe Gothic Std B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85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85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4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4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4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32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04cm" draw:transform="rotate (2.0943951023932) translate (6.962cm 9.534cm)">
              <text:p/>
  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32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04cm" draw:transform="rotate (2.0943951023932) translate (15.962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32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-8.4171373083119E-017) rotate (2.0943951023932) translate (24.861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rect draw:style-name="gr53" draw:text-style-name="P1" draw:layer="layout" svg:width="2.8cm" svg:height="2.8cm" svg:x="8.9cm" svg:y="5.6cm">
          <text:p/>
        </draw:rect>
        <draw:path draw:style-name="gr54" draw:text-style-name="P1" draw:layer="layout" svg:width="2.599cm" svg:height="1.599cm" svg:x="4cm" svg:y="3.4cm" svg:viewBox="0 0 2600 1600" svg:d="m0 1600c591-1600 1300-1600 1300-1600h1300">
          <text:p/>
        </draw:path>
        <draw:line draw:style-name="gr55" draw:text-style-name="P1" draw:layer="layout" svg:x1="3.4cm" svg:y1="5.5cm" svg:x2="3.4cm" svg:y2="2.5cm">
          <text:p/>
        </draw:line>
        <draw:line draw:style-name="gr55" draw:text-style-name="P1" draw:layer="layout" svg:x1="3.2cm" svg:y1="5.3cm" svg:x2="6.8cm" svg:y2="5.3cm">
          <text:p/>
        </draw:line>
        <draw:path draw:style-name="gr56" draw:text-style-name="P1" draw:layer="layout" svg:width="2.599cm" svg:height="1.999cm" svg:x="4cm" svg:y="3cm" svg:viewBox="0 0 2600 2000" svg:d="m0 2000c591-1600 1200-1800 1200-1800l1400-200">
          <text:p/>
        </draw:path>
        <draw:path draw:style-name="gr57" draw:text-style-name="P1" draw:layer="layout" svg:width="2.599cm" svg:height="1.407cm" svg:x="4cm" svg:y="3.592cm" svg:viewBox="0 0 2600 1408" svg:d="m0 1408c591-1600 1400-1400 1400-1400l1200 200">
          <text:p/>
        </draw:path>
        <draw:path draw:style-name="gr58" draw:text-style-name="P1" draw:layer="layout" svg:width="2.599cm" svg:height="1.243cm" svg:x="4cm" svg:y="3.756cm" svg:viewBox="0 0 2600 1244" svg:d="m0 1244c591-1600 1400-1200 1400-1200l1200 400">
          <text:p/>
        </draw:path>
        <draw:path draw:style-name="gr59" draw:text-style-name="P1" draw:layer="layout" svg:width="2.599cm" svg:height="2.399cm" svg:x="4cm" svg:y="2.6cm" svg:viewBox="0 0 2600 2400" svg:d="m0 2400c591-1600 1200-2000 1200-2000l1400-400">
          <text:p/>
        </draw:path>
        <draw:path draw:style-name="gr57" draw:text-style-name="P1" draw:layer="layout" svg:width="2.799cm" svg:height="0.599cm" svg:x="9.2cm" svg:y="3.2cm" svg:viewBox="0 0 2800 600" svg:d="m0 0c800 600 1600 600 1600 600h1200">
          <text:p/>
        </draw:path>
        <draw:g>
          <draw:line draw:style-name="gr60" draw:text-style-name="P16" draw:layer="layout" svg:x1="12.2cm" svg:y1="6.378cm" svg:x2="14.6cm" svg:y2="6.378cm">
            <text:p/>
          </draw:line>
          <draw:custom-shape draw:style-name="gr61" draw:text-style-name="P16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6" draw:layer="layout" svg:x1="12.2cm" svg:y1="6.978cm" svg:x2="14.6cm" svg:y2="6.978cm">
            <text:p/>
          </draw:line>
          <draw:line draw:style-name="gr63" draw:text-style-name="P16" draw:layer="layout" svg:x1="12.2cm" svg:y1="7.556cm" svg:x2="14.6cm" svg:y2="7.556cm">
            <text:p/>
          </draw:line>
          <draw:line draw:style-name="gr64" draw:text-style-name="P16" draw:layer="layout" svg:x1="13.374cm" svg:y1="5.8cm" svg:x2="13.374cm" svg:y2="8.2cm">
            <text:p/>
          </draw:line>
          <draw:line draw:style-name="gr65" draw:text-style-name="P16" draw:layer="layout" svg:x1="13.952cm" svg:y1="5.8cm" svg:x2="13.952cm" svg:y2="8.2cm">
            <text:p/>
          </draw:line>
          <draw:line draw:style-name="gr66" draw:text-style-name="P16" draw:layer="layout" svg:x1="12.796cm" svg:y1="5.8cm" svg:x2="12.796cm" svg:y2="8.2cm">
            <text:p/>
          </draw:line>
          <draw:line draw:style-name="gr67" draw:text-style-name="P16" draw:layer="layout" svg:x1="12.2cm" svg:y1="6.378cm" svg:x2="14.6cm" svg:y2="6.378cm">
            <text:p/>
          </draw:line>
          <draw:custom-shape draw:style-name="gr68" draw:text-style-name="P16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9" draw:text-style-name="P16" draw:layer="layout" svg:x1="12.2cm" svg:y1="6.978cm" svg:x2="14.6cm" svg:y2="6.978cm">
            <text:p/>
          </draw:line>
          <draw:line draw:style-name="gr70" draw:text-style-name="P16" draw:layer="layout" svg:x1="12.2cm" svg:y1="7.556cm" svg:x2="14.6cm" svg:y2="7.556cm">
            <text:p/>
          </draw:line>
          <draw:line draw:style-name="gr71" draw:text-style-name="P16" draw:layer="layout" svg:x1="13.374cm" svg:y1="5.8cm" svg:x2="13.374cm" svg:y2="8.2cm">
            <text:p/>
          </draw:line>
          <draw:line draw:style-name="gr72" draw:text-style-name="P16" draw:layer="layout" svg:x1="13.952cm" svg:y1="5.8cm" svg:x2="13.952cm" svg:y2="8.2cm">
            <text:p/>
          </draw:line>
          <draw:line draw:style-name="gr73" draw:text-style-name="P16" draw:layer="layout" svg:x1="12.796cm" svg:y1="5.8cm" svg:x2="12.796cm" svg:y2="8.2cm">
            <text:p/>
          </draw:line>
        </draw:g>
        <draw:path draw:style-name="gr74" draw:text-style-name="P1" draw:layer="layout" svg:width="2.599cm" svg:height="0.999cm" svg:x="9cm" svg:y="6.901cm" svg:viewBox="0 0 2600 1000" svg:d="m0 0c401 399 409 421 600 600s401 400 800 399 412-304 600-399 600 400 600 400">
          <text:p/>
        </draw:path>
        <draw:custom-shape draw:style-name="gr75" draw:text-style-name="P1" draw:layer="layout" svg:width="1.444cm" svg:height="1.444cm" draw:transform="rotate (-0.785398163397448) translate (11.011cm 5.2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607.1964017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1" draw:layer="layout" svg:x1="3.4cm" svg:y1="11.4cm" svg:x2="3.4cm" svg:y2="8.4cm">
          <text:p/>
        </draw:line>
        <draw:line draw:style-name="gr55" draw:text-style-name="P1" draw:layer="layout" svg:x1="3.2cm" svg:y1="11.2cm" svg:x2="6.8cm" svg:y2="11.2cm">
          <text:p/>
        </draw:line>
        <draw:path draw:style-name="gr59" draw:text-style-name="P1" draw:layer="layout" svg:width="2.899cm" svg:height="2.482cm" svg:x="3.68cm" svg:y="8.55cm" svg:viewBox="0 0 2900 2483" svg:d="m0 2472c300 8 69 28 300-22 237-52 283-113 400-400 91-225 340-1232 449-1450 200-400 200-600 600-600h1151">
          <text:p/>
        </draw:path>
        <draw:path draw:style-name="gr76" draw:text-style-name="P1" draw:layer="layout" svg:width="2.899cm" svg:height="2.49cm" svg:x="3.664cm" svg:y="8.538cm" svg:viewBox="0 0 2900 2491" svg:d="m0 2485c300 8 447 15 678-35 237-52 283-113 400-400 91-225 340-1232 449-1450 200-400 200-600 600-600l773 13">
          <text:p/>
        </draw:path>
        <draw:path draw:style-name="gr54" draw:text-style-name="P1" draw:layer="layout" svg:width="2.899cm" svg:height="2.488cm" svg:x="3.5cm" svg:y="8.543cm" svg:viewBox="0 0 2900 2489" svg:d="m0 2482c300 8 944 18 1175-32 237-52 283-113 400-400 91-225 340-1232 449-1450 200-400 200-600 600-600l276 10">
          <text:p/>
        </draw:path>
        <draw:path draw:style-name="gr57" draw:text-style-name="P1" draw:layer="layout" svg:width="2.899cm" svg:height="2.488cm" svg:x="3.852cm" svg:y="8.544cm" svg:viewBox="0 0 2900 2489" svg:d="m0 2482c300 8 944 18 1175-32 237-52 283-113 400-400 91-225 340-1232 449-1450 200-400 200-600 600-600l276 10">
          <text:p/>
        </draw:path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7-11-12T11:02:08.045000000</dc:date>
    <meta:editing-duration>PT2H54M5S</meta:editing-duration>
    <meta:editing-cycles>42</meta:editing-cycles>
    <meta:generator>LibreOffice/4.1.5.3$Windows_x86 LibreOffice_project/1c1366bba2ba2b554cd2ca4d87c06da81c05d24</meta:generator>
    <meta:document-statistic meta:object-count="242"/>
  </office:meta>
</office:document-meta>
</file>